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ea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equency [Hz] <text:s text:c="2"/></text:p>
          </table:table-cell>
          <table:table-cell office:value-type="float" office:value="5719.715" calcext:value-type="float">
            <text:p>5719.715</text:p>
          </table:table-cell>
          <table:table-cell office:value-type="float" office:value="6853.203" calcext:value-type="float">
            <text:p>6853.203</text:p>
          </table:table-cell>
          <table:table-cell office:value-type="float" office:value="7989.781" calcext:value-type="float">
            <text:p>7989.781</text:p>
          </table:table-cell>
          <table:table-cell office:value-type="float" office:value="9124.208" calcext:value-type="float">
            <text:p>9124.208</text:p>
          </table:table-cell>
          <table:table-cell office:value-type="float" office:value="10259.772" calcext:value-type="float">
            <text:p>10259.772</text:p>
          </table:table-cell>
          <table:table-cell office:value-type="float" office:value="11393.832" calcext:value-type="float">
            <text:p>11393.832</text:p>
          </table:table-cell>
          <table:table-cell office:value-type="float" office:value="12524.178" calcext:value-type="float">
            <text:p>12524.178</text:p>
          </table:table-cell>
          <table:table-cell office:value-type="float" office:value="13641.917" calcext:value-type="float">
            <text:p>13641.9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plitude [a.u.] </text:p>
          </table:table-cell>
          <table:table-cell office:value-type="float" office:value="59.0441" calcext:value-type="float">
            <text:p>59.0441</text:p>
          </table:table-cell>
          <table:table-cell office:value-type="float" office:value="41.929" calcext:value-type="float">
            <text:p>41.929</text:p>
          </table:table-cell>
          <table:table-cell office:value-type="float" office:value="31.0203" calcext:value-type="float">
            <text:p>31.0203</text:p>
          </table:table-cell>
          <table:table-cell office:value-type="float" office:value="22.639" calcext:value-type="float">
            <text:p>22.639</text:p>
          </table:table-cell>
          <table:table-cell office:value-type="float" office:value="14.1618" calcext:value-type="float">
            <text:p>14.1618</text:p>
          </table:table-cell>
          <table:table-cell office:value-type="float" office:value="13.2206" calcext:value-type="float">
            <text:p>13.2206</text:p>
          </table:table-cell>
          <table:table-cell office:value-type="float" office:value="9.5492" calcext:value-type="float">
            <text:p>9.5492</text:p>
          </table:table-cell>
          <table:table-cell office:value-type="float" office:value="7.4138" calcext:value-type="float">
            <text:p>7.41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dth [Hz] <text:s text:c="6"/></text:p>
          </table:table-cell>
          <table:table-cell office:value-type="float" office:value="17.634" calcext:value-type="float">
            <text:p>17.634</text:p>
          </table:table-cell>
          <table:table-cell office:value-type="float" office:value="18.732" calcext:value-type="float">
            <text:p>18.732</text:p>
          </table:table-cell>
          <table:table-cell office:value-type="float" office:value="19.371" calcext:value-type="float">
            <text:p>19.371</text:p>
          </table:table-cell>
          <table:table-cell office:value-type="float" office:value="20.437" calcext:value-type="float">
            <text:p>20.437</text:p>
          </table:table-cell>
          <table:table-cell office:value-type="float" office:value="22.807" calcext:value-type="float">
            <text:p>22.807</text:p>
          </table:table-cell>
          <table:table-cell office:value-type="float" office:value="23.386" calcext:value-type="float">
            <text:p>23.386</text:p>
          </table:table-cell>
          <table:table-cell office:value-type="float" office:value="27.648" calcext:value-type="float">
            <text:p>27.648</text:p>
          </table:table-cell>
          <table:table-cell office:value-type="float" office:value="33.978" calcext:value-type="float">
            <text:p>33.9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ase [degrees] <text:s/></text:p>
          </table:table-cell>
          <table:table-cell office:value-type="float" office:value="-46.7" calcext:value-type="float">
            <text:p>-46.7</text:p>
          </table:table-cell>
          <table:table-cell office:value-type="float" office:value="-1.7" calcext:value-type="float">
            <text:p>-1.7</text:p>
          </table:table-cell>
          <table:table-cell office:value-type="float" office:value="29.9" calcext:value-type="float">
            <text:p>29.9</text:p>
          </table:table-cell>
          <table:table-cell office:value-type="float" office:value="57.9" calcext:value-type="float">
            <text:p>57.9</text:p>
          </table:table-cell>
          <table:table-cell office:value-type="float" office:value="63.8" calcext:value-type="float">
            <text:p>63.8</text:p>
          </table:table-cell>
          <table:table-cell office:value-type="float" office:value="90.7" calcext:value-type="float">
            <text:p>90.7</text:p>
          </table:table-cell>
          <table:table-cell office:value-type="float" office:value="98.3" calcext:value-type="float">
            <text:p>98.3</text:p>
          </table:table-cell>
          <table:table-cell office:value-type="float" office:value="133.8" calcext:value-type="float">
            <text:p>133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eak</text:p>
          </table:table-cell>
          <table:table-cell office:value-type="string" calcext:value-type="string">
            <text:p>Frequency [Hz] <text:s text:c="2"/></text:p>
          </table:table-cell>
          <table:table-cell office:value-type="string" calcext:value-type="string">
            <text:p>Amplitude [a.u.] </text:p>
          </table:table-cell>
          <table:table-cell office:value-type="string" calcext:value-type="string">
            <text:p>Width [Hz] <text:s text:c="6"/></text:p>
          </table:table-cell>
          <table:table-cell office:value-type="string" calcext:value-type="string">
            <text:p>Phase [degrees] <text:s/>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9.715" calcext:value-type="float">
            <text:p>5719.715</text:p>
          </table:table-cell>
          <table:table-cell office:value-type="float" office:value="59.0441" calcext:value-type="float">
            <text:p>59.0441</text:p>
          </table:table-cell>
          <table:table-cell office:value-type="float" office:value="17.634" calcext:value-type="float">
            <text:p>17.634</text:p>
          </table:table-cell>
          <table:table-cell office:value-type="float" office:value="-46.7" calcext:value-type="float">
            <text:p>-46.7</text:p>
          </table:table-cell>
          <table:table-cell/>
          <table:table-cell table:formula="of:=CONCATENATE([.A9];&quot;$\rightarrow$&quot;;[.A10])" office:value-type="string" office:string-value="1$\rightarrow$2" calcext:value-type="string">
            <text:p>1$\rightarrow$2</text:p>
          </table:table-cell>
          <table:table-cell table:formula="of:=[.B10]-[.B9]" office:value-type="float" office:value="1133.488" calcext:value-type="float">
            <text:p>1133.48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53.203" calcext:value-type="float">
            <text:p>6853.203</text:p>
          </table:table-cell>
          <table:table-cell office:value-type="float" office:value="41.929" calcext:value-type="float">
            <text:p>41.929</text:p>
          </table:table-cell>
          <table:table-cell office:value-type="float" office:value="18.732" calcext:value-type="float">
            <text:p>18.732</text:p>
          </table:table-cell>
          <table:table-cell office:value-type="float" office:value="-1.7" calcext:value-type="float">
            <text:p>-1.7</text:p>
          </table:table-cell>
          <table:table-cell/>
          <table:table-cell table:formula="of:=CONCATENATE([.A10];&quot;$\rightarrow$&quot;;[.A11])" office:value-type="string" office:string-value="2$\rightarrow$3" calcext:value-type="string">
            <text:p>2$\rightarrow$3</text:p>
          </table:table-cell>
          <table:table-cell table:formula="of:=[.B11]-[.B10]" office:value-type="float" office:value="1136.578" calcext:value-type="float">
            <text:p>1136.57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89.781" calcext:value-type="float">
            <text:p>7989.781</text:p>
          </table:table-cell>
          <table:table-cell office:value-type="float" office:value="31.0203" calcext:value-type="float">
            <text:p>31.0203</text:p>
          </table:table-cell>
          <table:table-cell office:value-type="float" office:value="19.371" calcext:value-type="float">
            <text:p>19.371</text:p>
          </table:table-cell>
          <table:table-cell office:value-type="float" office:value="29.9" calcext:value-type="float">
            <text:p>29.9</text:p>
          </table:table-cell>
          <table:table-cell/>
          <table:table-cell table:formula="of:=CONCATENATE([.A11];&quot;$\rightarrow$&quot;;[.A12])" office:value-type="string" office:string-value="3$\rightarrow$4" calcext:value-type="string">
            <text:p>3$\rightarrow$4</text:p>
          </table:table-cell>
          <table:table-cell table:formula="of:=[.B12]-[.B11]" office:value-type="float" office:value="1134.427" calcext:value-type="float">
            <text:p>1134.42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24.208" calcext:value-type="float">
            <text:p>9124.208</text:p>
          </table:table-cell>
          <table:table-cell office:value-type="float" office:value="22.639" calcext:value-type="float">
            <text:p>22.639</text:p>
          </table:table-cell>
          <table:table-cell office:value-type="float" office:value="20.437" calcext:value-type="float">
            <text:p>20.437</text:p>
          </table:table-cell>
          <table:table-cell office:value-type="float" office:value="57.9" calcext:value-type="float">
            <text:p>57.9</text:p>
          </table:table-cell>
          <table:table-cell/>
          <table:table-cell table:formula="of:=CONCATENATE([.A12];&quot;$\rightarrow$&quot;;[.A13])" office:value-type="string" office:string-value="4$\rightarrow$5" calcext:value-type="string">
            <text:p>4$\rightarrow$5</text:p>
          </table:table-cell>
          <table:table-cell table:formula="of:=[.B13]-[.B12]" office:value-type="float" office:value="1135.564" calcext:value-type="float">
            <text:p>1135.5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59.772" calcext:value-type="float">
            <text:p>10259.772</text:p>
          </table:table-cell>
          <table:table-cell office:value-type="float" office:value="14.1618" calcext:value-type="float">
            <text:p>14.1618</text:p>
          </table:table-cell>
          <table:table-cell office:value-type="float" office:value="22.807" calcext:value-type="float">
            <text:p>22.807</text:p>
          </table:table-cell>
          <table:table-cell office:value-type="float" office:value="63.8" calcext:value-type="float">
            <text:p>63.8</text:p>
          </table:table-cell>
          <table:table-cell/>
          <table:table-cell table:formula="of:=CONCATENATE([.A13];&quot;$\rightarrow$&quot;;[.A14])" office:value-type="string" office:string-value="5$\rightarrow$6" calcext:value-type="string">
            <text:p>5$\rightarrow$6</text:p>
          </table:table-cell>
          <table:table-cell table:formula="of:=[.B14]-[.B13]" office:value-type="float" office:value="1134.06" calcext:value-type="float">
            <text:p>1134.0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93.832" calcext:value-type="float">
            <text:p>11393.832</text:p>
          </table:table-cell>
          <table:table-cell office:value-type="float" office:value="13.2206" calcext:value-type="float">
            <text:p>13.2206</text:p>
          </table:table-cell>
          <table:table-cell office:value-type="float" office:value="23.386" calcext:value-type="float">
            <text:p>23.386</text:p>
          </table:table-cell>
          <table:table-cell office:value-type="float" office:value="90.7" calcext:value-type="float">
            <text:p>90.7</text:p>
          </table:table-cell>
          <table:table-cell/>
          <table:table-cell table:formula="of:=CONCATENATE([.A14];&quot;$\rightarrow$&quot;;[.A15])" office:value-type="string" office:string-value="6$\rightarrow$7" calcext:value-type="string">
            <text:p>6$\rightarrow$7</text:p>
          </table:table-cell>
          <table:table-cell table:formula="of:=[.B15]-[.B14]" office:value-type="float" office:value="1130.346" calcext:value-type="float">
            <text:p>1130.34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24.178" calcext:value-type="float">
            <text:p>12524.178</text:p>
          </table:table-cell>
          <table:table-cell office:value-type="float" office:value="9.5492" calcext:value-type="float">
            <text:p>9.5492</text:p>
          </table:table-cell>
          <table:table-cell office:value-type="float" office:value="27.648" calcext:value-type="float">
            <text:p>27.648</text:p>
          </table:table-cell>
          <table:table-cell office:value-type="float" office:value="98.3" calcext:value-type="float">
            <text:p>98.3</text:p>
          </table:table-cell>
          <table:table-cell/>
          <table:table-cell table:formula="of:=CONCATENATE([.A15];&quot;$\rightarrow$&quot;;[.A16])" office:value-type="string" office:string-value="7$\rightarrow$8" calcext:value-type="string">
            <text:p>7$\rightarrow$8</text:p>
          </table:table-cell>
          <table:table-cell table:formula="of:=[.B16]-[.B15]" office:value-type="float" office:value="1117.739" calcext:value-type="float">
            <text:p>1117.73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41.917" calcext:value-type="float">
            <text:p>13641.917</text:p>
          </table:table-cell>
          <table:table-cell office:value-type="float" office:value="7.4138" calcext:value-type="float">
            <text:p>7.4138</text:p>
          </table:table-cell>
          <table:table-cell office:value-type="float" office:value="33.978" calcext:value-type="float">
            <text:p>33.978</text:p>
          </table:table-cell>
          <table:table-cell office:value-type="float" office:value="133.8" calcext:value-type="float">
            <text:p>133.8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AVERAGE</text:p>
          </table:table-cell>
          <table:table-cell table:formula="of:=AVERAGE([.H9:.H15])" office:value-type="float" office:value="1131.74314285714" calcext:value-type="float">
            <text:p>1131.74314285714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TDEV.S</text:p>
          </table:table-cell>
          <table:table-cell table:formula="of:=COM.MICROSOFT.STDEV.S([.H9:.H15])" office:value-type="float" office:value="6.47634491640096" calcext:value-type="float">
            <text:p>6.4763449164009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/sqrt(n)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00-00-00</text:date>, <text:time style:data-style-name="N2" text:time-value="05:47:33.118340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05:47:34.887900044</meta:creation-date>
    <dc:title>Noto Sans</dc:title>
    <meta:editing-duration>PT1H30M16S</meta:editing-duration>
    <meta:editing-cycles>3</meta:editing-cycles>
    <meta:generator>LibreOffice/7.1.4.2$Linux_X86_64 LibreOffice_project/10$Build-2</meta:generator>
    <meta:initial-creator>Yudong Sun</meta:initial-creator>
    <dc:date>2021-08-25T07:17:49.325656029</dc:date>
    <dc:creator>Yudong Sun</dc:creator>
    <meta:document-statistic meta:table-count="1" meta:cell-count="109" meta:object-count="0"/>
    <meta:template xlink:type="simple" xlink:actuate="onRequest" xlink:title="Noto Sans" xlink:href="../../../../../../../../home/sunyudong/Templates/Noto%20Sans1.ots" meta:date="2021-08-25T05:47:33.350614479"/>
  </office:meta>
</office:document-meta>
</file>